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b2b" officeooo:paragraph-rsid="00049b2b"/>
    </style:style>
    <style:style style:name="P2" style:family="paragraph" style:parent-style-name="Standard">
      <style:text-properties officeooo:rsid="00049b2b" officeooo:paragraph-rsid="00049b2b"/>
    </style:style>
    <style:style style:name="P3" style:family="paragraph" style:parent-style-name="Standard">
      <style:text-properties officeooo:rsid="00062fdd" officeooo:paragraph-rsid="00062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XIMA AULA TRAZER UMA LINGUAGEM DE PROGRAÇÃO QUE NÃO EXITE. .</text:p>
      <text:p text:style-name="P1">TEM QUE SER ENVENTADA PELO ALUNO. </text:p>
      <text:p text:style-name="P1">UM PROGRAMA. </text:p>
      <text:p text:style-name="P1"/>
      <text:p text:style-name="P3">Ponto extra. [</text:p>
      <text:p text:style-name="P3">PROGRAMA EM C</text:p>
      <text:p text:style-name="P3">‘1 ATIBUIÇÃO </text:p>
      <text:p text:style-name="P3">2 FOR;WHILE;GOTO</text:p>
      <text:p text:style-name="P3">3 IF.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31:27.714291898</meta:creation-date>
    <dc:date>2017-05-09T09:48:31.555434386</dc:date>
    <meta:editing-duration>PT2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1" meta:character-count="171" meta:non-whitespace-character-count="145"/>
  </office:meta>
</office:document-meta>
</file>